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9.45cm" fo:min-width="13.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4.46cm" fo:min-width="4.98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12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812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8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cm" svg:height="9.7cm" svg:x="3.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cm" svg:height="6.8cm" svg:x="7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10.192cm" svg:height="3.094cm" draw:transform="skewX (-5.90487387559608E-017) rotate (1.17321032319059) translate (10.9cm 11cm)" svg:viewBox="0 0 10193 3095" svg:d="M0 0c5423 0 10155 3002 10155 3002l38 93">
          <text:p/>
        </draw:path>
        <draw:frame draw:style-name="gr4" draw:text-style-name="P3" draw:layer="layout" svg:width="1.059cm" svg:height="1.062cm" svg:x="4.3cm" svg:y="2.138cm">
          <draw:text-box>
            <text:p>D</text:p>
          </draw:text-box>
        </draw:frame>
        <draw:frame draw:style-name="gr5" draw:text-style-name="P3" draw:layer="layout" svg:width="1.182cm" svg:height="1.262cm" svg:x="15.329cm" svg:y="9.171cm">
          <draw:text-box>
            <text:p>D'</text:p>
          </draw:text-box>
        </draw:frame>
        <draw:frame draw:style-name="gr6" draw:text-style-name="P3" draw:layer="layout" svg:width="1.059cm" svg:height="1.162cm" svg:x="7.633cm" svg:y="2.655cm">
          <draw:text-box>
            <text:p>R</text:p>
          </draw:text-box>
        </draw:frame>
        <draw:frame draw:style-name="gr7" draw:text-style-name="P3" draw:layer="layout" svg:width="2.4cm" svg:height="1.2cm" svg:x="9.1cm" svg:y="4.7cm">
          <draw:text-box>
            <text:p>R <text:span text:style-name="T1">∩</text:span><text:span text:style-name="T2"> D</text:span></text:p>
          </draw:text-box>
        </draw:frame>
        <draw:frame draw:style-name="gr8" draw:text-style-name="P3" draw:layer="layout" svg:width="2.5cm" svg:height="1.062cm" svg:x="13.1cm" svg:y="6.9cm">
          <draw:text-box>
            <text:p>R <text:span text:style-name="T1">∩</text:span><text:span text:style-name="T2"> D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1:15.660935670</meta:creation-date>
    <dc:date>2015-03-11T22:07:05.629109282</dc:date>
    <meta:editing-duration>PT29S</meta:editing-duration>
    <meta:editing-cycles>1</meta:editing-cycles>
    <meta:generator>LibreOffice/4.4.1.2$Linux_X86_64 LibreOffice_project/40m0$Build-2</meta:generator>
    <meta:document-statistic meta:object-count="8"/>
  </office:meta>
</office:document-meta>
</file>